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2f7" officeooo:paragraph-rsid="0004f2f7"/>
    </style:style>
    <style:style style:name="T1" style:family="text">
      <style:text-properties officeooo:rsid="0004f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 01;</text:p>
      <text:p text:style-name="P1"/>
      <text:p text:style-name="Standard">use lucas_beraldi;<text:line-break/><text:line-break/>create table TBUsuario(<text:line-break/><text:tab/>id int,<text:line-break/> <text:s text:c="3"/>nome varchar(45),<text:line-break/> <text:s text:c="3"/>login varchar(45),<text:line-break/> <text:s text:c="3"/>senha varchar(45),<text:line-break/> <text:s text:c="3"/>admin boolean,<text:line-break/> <text:s text:c="3"/>primary key(id)<text:line-break/>);<text:line-break/><text:line-break/>create table TBPessoa (<text:line-break/><text:tab/>id int,<text:line-break/> <text:s text:c="3"/>nome varchar(45),<text:line-break/> <text:s text:c="3"/>nascimento datetime,<text:line-break/> <text:s text:c="3"/>rg char(10),<text:line-break/> <text:s text:c="3"/>cpf char(14),<text:line-break/> <text:s text:c="3"/>sexo char(1),<text:line-break/> <text:s text:c="3"/>primary key(id)<text:line-break/>);<text:line-break/><text:line-break/>create table TBEspecialidade(<text:line-break/><text:tab/>id int,<text:line-break/> <text:s text:c="3"/>descricao varchar(45),<text:line-break/> <text:s text:c="3"/>primary key(id)<text:line-break/>);<text:line-break/><text:line-break/>create table TBEspecialidade_Medico(<text:line-break/><text:tab/>idpessoa int,<text:line-break/> <text:s text:c="3"/>idespecialidade int,<text:line-break/> <text:s text:c="3"/>crm char(6),<text:line-break/> <text:s text:c="3"/>primary key(crm),<text:line-break/> <text:s text:c="3"/>foreign key(idpessoa) references TBPessoa(id),<text:line-break/> <text:s text:c="3"/>foreign key(idespecialidade) references TBEspecialidade(id)<text:line-break/>);<text:line-break/><text:line-break/>create table TBPais(<text:line-break/><text:tab/>id int,<text:line-break/> <text:s text:c="3"/>sigla varchar(3),<text:line-break/> <text:s text:c="3"/>primary key(id)<text:line-break/>);<text:line-break/><text:line-break/>create table TBEstado(<text:line-break/><text:tab/>id int,<text:line-break/> <text:s text:c="3"/>nome varchar(75),<text:line-break/> <text:s text:c="3"/>uf char(3),<text:line-break/><text:tab/>idpais int,<text:line-break/> <text:s text:c="3"/>primary key(id),<text:line-break/> <text:s text:c="3"/>foreign key(idpais) references TBPais(id)<text:line-break/>);<text:line-break/><text:soft-page-break/><text:line-break/>create table TBCidade(<text:line-break/><text:tab/>id int,<text:line-break/> <text:s text:c="3"/>nome varchar(75),<text:line-break/> <text:s text:c="3"/>iduf int,<text:line-break/> <text:s text:c="3"/>primary key(id),<text:line-break/> <text:s text:c="3"/>foreign key(iduf) references TBEstado(id)<text:line-break/>);<text:line-break/><text:line-break/>create table TBEndereco(<text:line-break/><text:tab/>id int,<text:line-break/> <text:s text:c="3"/>numero char(10),<text:line-break/> <text:s text:c="3"/>rua varchar(100),<text:line-break/> <text:s text:c="3"/>bairro varchar(50),<text:line-break/> <text:s text:c="3"/>idpessoa int,<text:line-break/> <text:s text:c="3"/>idcidade int,<text:line-break/> <text:s text:c="3"/>primary key(id),<text:line-break/> <text:s text:c="3"/>foreign key(idpessoa) references TBPessoa (id),<text:line-break/> <text:s text:c="3"/>foreign key(idcidade) references TBCidade(id)<text:line-break/>);<text:line-break/><text:line-break/>create table contato(<text:line-break/><text:tab/>id int,<text:line-break/> <text:s text:c="3"/>telefone varchar(15),<text:line-break/> <text:s text:c="3"/>email varchar(50),<text:line-break/> <text:s text:c="3"/>idpessoa int,<text:line-break/> <text:s text:c="3"/>primary key(id),<text:line-break/> <text:s text:c="3"/>foreign key(idpessoa) references TBPessoa(id)<text:line-break/>);<text:line-break/><text:line-break/>create table convenio(<text:line-break/><text:tab/>id int,<text:line-break/> <text:s text:c="3"/>descricao varchar(45),<text:line-break/> <text:s text:c="3"/>empresa varchar(45),<text:line-break/> <text:s text:c="3"/>desconto double,<text:line-break/> <text:s text:c="3"/>primary key(id)<text:line-break/>);<text:line-break/><text:line-break/>create table TBConsulta(<text:line-break/><text:tab/>idconsulta int,<text:line-break/> <text:s text:c="3"/>dataconsulta datetime,<text:line-break/> <text:s text:c="3"/>horaconsulta time,<text:line-break/> <text:s text:c="3"/>preconsulta double,<text:line-break/> <text:s text:c="3"/>idconvenio int,<text:line-break/> <text:s text:c="3"/>idmedico int,<text:line-break/> <text:s text:c="3"/>idpaciente int,<text:line-break/> <text:s text:c="3"/>primary key(idconsulta),<text:line-break/> <text:s text:c="3"/>foreign key(idconvenio) references convenio(id),<text:line-break/> <text:s text:c="3"/>foreign key(idmedico) references TBPessoa(id),<text:line-break/> <text:s text:c="3"/>foreign key(idpaciente) references TBPessoa(id)<text:line-break/>);<text:line-break/><text:line-break/><text:soft-page-break/><text:span text:style-name="T1">EXERCICIO 02;</text:span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14:39.177000000</meta:creation-date>
    <dc:date>2023-05-10T22:15:33.014000000</dc:date>
    <meta:editing-duration>PT54S</meta:editing-duration>
    <meta:editing-cycles>1</meta:editing-cycles>
    <meta:document-statistic meta:table-count="0" meta:image-count="0" meta:object-count="0" meta:page-count="3" meta:paragraph-count="2" meta:word-count="206" meta:character-count="1976" meta:non-whitespace-character-count="1522"/>
    <meta:generator>LibreOffice/7.5.1.2$Windows_X86_64 LibreOffice_project/fcbaee479e84c6cd81291587d2ee68cba099e129</meta:generator>
  </office:meta>
</office:document-meta>
</file>